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3ea" officeooo:paragraph-rsid="000013ea"/>
    </style:style>
    <style:style style:name="P2" style:family="paragraph" style:parent-style-name="Standard">
      <style:text-properties officeooo:rsid="0000afb9" officeooo:paragraph-rsid="0000afb9"/>
    </style:style>
    <style:style style:name="P3" style:family="paragraph" style:parent-style-name="Standard" style:list-style-name="L1">
      <style:text-properties officeooo:rsid="0000afb9" officeooo:paragraph-rsid="0000afb9"/>
    </style:style>
    <style:style style:name="P4" style:family="paragraph" style:parent-style-name="Standard">
      <style:text-properties officeooo:rsid="0001a827" officeooo:paragraph-rsid="0001a827"/>
    </style:style>
    <style:style style:name="P5" style:family="paragraph" style:parent-style-name="Standard" style:list-style-name="L2">
      <style:text-properties officeooo:rsid="00038a06" officeooo:paragraph-rsid="00038a06"/>
    </style:style>
    <style:style style:name="P6" style:family="paragraph" style:parent-style-name="Standard">
      <style:text-properties officeooo:rsid="0003f4c9" officeooo:paragraph-rsid="0003f4c9"/>
    </style:style>
    <style:style style:name="P7" style:family="paragraph" style:parent-style-name="Standard">
      <style:text-properties officeooo:rsid="00040326" officeooo:paragraph-rsid="00040326"/>
    </style:style>
    <style:style style:name="P8" style:family="paragraph" style:parent-style-name="Standard">
      <style:text-properties officeooo:rsid="000628b2" officeooo:paragraph-rsid="000628b2"/>
    </style:style>
    <style:style style:name="P9" style:family="paragraph" style:parent-style-name="Standard" style:list-style-name="L3">
      <style:text-properties officeooo:rsid="0007816f" officeooo:paragraph-rsid="0007816f"/>
    </style:style>
    <style:style style:name="P10" style:family="paragraph" style:parent-style-name="Standard">
      <style:text-properties officeooo:rsid="0007816f" officeooo:paragraph-rsid="0007816f"/>
    </style:style>
    <style:style style:name="P11" style:family="paragraph" style:parent-style-name="Standard">
      <style:text-properties officeooo:rsid="0008c2c1" officeooo:paragraph-rsid="0008c2c1"/>
    </style:style>
    <style:style style:name="P12" style:family="paragraph" style:parent-style-name="Standard">
      <style:text-properties fo:font-weight="bold" officeooo:rsid="000c0c33" officeooo:paragraph-rsid="000c0c33" style:font-weight-asian="bold" style:font-weight-complex="bold"/>
    </style:style>
    <style:style style:name="P13" style:family="paragraph" style:parent-style-name="Standard">
      <style:text-properties fo:font-weight="bold" officeooo:rsid="000ca647" officeooo:paragraph-rsid="000ca647" style:font-weight-asian="bold" style:font-weight-complex="bold"/>
    </style:style>
    <style:style style:name="P14" style:family="paragraph" style:parent-style-name="Standard">
      <style:text-properties fo:font-weight="bold" officeooo:rsid="000e8001" officeooo:paragraph-rsid="000e8001" style:font-weight-asian="bold" style:font-weight-complex="bold"/>
    </style:style>
    <style:style style:name="P15" style:family="paragraph" style:parent-style-name="Standard">
      <style:text-properties fo:font-weight="bold" officeooo:rsid="001044cc" officeooo:paragraph-rsid="001044cc" style:font-weight-asian="bold" style:font-weight-complex="bold"/>
    </style:style>
    <style:style style:name="P16" style:family="paragraph" style:parent-style-name="Standard">
      <style:text-properties fo:font-weight="bold" officeooo:rsid="0011fc1d" officeooo:paragraph-rsid="0011fc1d" style:font-weight-asian="bold" style:font-weight-complex="bold"/>
    </style:style>
    <style:style style:name="P17" style:family="paragraph" style:parent-style-name="Standard">
      <style:text-properties fo:font-weight="bold" officeooo:rsid="00128a93" officeooo:paragraph-rsid="00128a93" style:font-weight-asian="bold" style:font-weight-complex="bold"/>
    </style:style>
    <style:style style:name="P18" style:family="paragraph" style:parent-style-name="Standard">
      <style:text-properties fo:font-weight="bold" officeooo:rsid="00146579" officeooo:paragraph-rsid="00146579" style:font-weight-asian="bold" style:font-weight-complex="bold"/>
    </style:style>
    <style:style style:name="P19" style:family="paragraph" style:parent-style-name="Standard" style:list-style-name="L4">
      <style:text-properties fo:font-weight="bold" officeooo:rsid="00146579" officeooo:paragraph-rsid="00146579" style:font-weight-asian="bold" style:font-weight-complex="bold"/>
    </style:style>
    <style:style style:name="P20" style:family="paragraph" style:parent-style-name="Standard">
      <style:text-properties fo:font-weight="bold" officeooo:rsid="0014deb8" officeooo:paragraph-rsid="0014deb8" style:font-weight-asian="bold" style:font-weight-complex="bold"/>
    </style:style>
    <style:style style:name="P21" style:family="paragraph" style:parent-style-name="Standard" style:list-style-name="L6">
      <style:text-properties fo:font-weight="bold" officeooo:rsid="0016b125" officeooo:paragraph-rsid="0016b125" style:font-weight-asian="bold" style:font-weight-complex="bold"/>
    </style:style>
    <style:style style:name="P22" style:family="paragraph" style:parent-style-name="Standard" style:list-style-name="L6">
      <style:text-properties fo:font-weight="bold" officeooo:rsid="00186e1c" officeooo:paragraph-rsid="00186e1c" style:font-weight-asian="bold" style:font-weight-complex="bold"/>
    </style:style>
    <style:style style:name="P23" style:family="paragraph" style:parent-style-name="Standard" style:list-style-name="L6">
      <style:text-properties fo:font-weight="bold" officeooo:rsid="001a14e1" officeooo:paragraph-rsid="001a14e1" style:font-weight-asian="bold" style:font-weight-complex="bold"/>
    </style:style>
    <style:style style:name="P24" style:family="paragraph" style:parent-style-name="Standard" style:list-style-name="L6">
      <style:text-properties fo:font-weight="bold" officeooo:rsid="001b181d" officeooo:paragraph-rsid="001b181d" style:font-weight-asian="bold" style:font-weight-complex="bold"/>
    </style:style>
    <style:style style:name="P25" style:family="paragraph" style:parent-style-name="Standard" style:list-style-name="L6">
      <style:text-properties fo:font-weight="bold" officeooo:rsid="001d4885" officeooo:paragraph-rsid="001d4885" style:font-weight-asian="bold" style:font-weight-complex="bold"/>
    </style:style>
    <style:style style:name="P26" style:family="paragraph" style:parent-style-name="Standard" style:list-style-name="L6">
      <style:text-properties fo:font-weight="bold" officeooo:rsid="001d4885" officeooo:paragraph-rsid="001e4e43" style:font-weight-asian="bold" style:font-weight-complex="bold"/>
    </style:style>
    <style:style style:name="P27" style:family="paragraph" style:parent-style-name="Standard">
      <style:text-properties fo:font-weight="bold" officeooo:rsid="001d4885" officeooo:paragraph-rsid="001e4e43" style:font-weight-asian="bold" style:font-weight-complex="bold"/>
    </style:style>
    <style:style style:name="P28" style:family="paragraph" style:parent-style-name="Standard">
      <style:text-properties fo:font-weight="bold" officeooo:rsid="001d4885" officeooo:paragraph-rsid="002075e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496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4965" style:font-weight-asian="normal" style:font-weight-complex="normal"/>
    </style:style>
    <style:style style:name="T5" style:family="text">
      <style:text-properties fo:font-weight="normal" officeooo:rsid="000d807a" style:font-weight-asian="normal" style:font-weight-complex="normal"/>
    </style:style>
    <style:style style:name="T6" style:family="text">
      <style:text-properties fo:font-weight="normal" officeooo:rsid="000e4ff4" style:font-weight-asian="normal" style:font-weight-complex="normal"/>
    </style:style>
    <style:style style:name="T7" style:family="text">
      <style:text-properties fo:font-weight="normal" officeooo:rsid="00149e3b" style:font-weight-asian="normal" style:font-weight-complex="normal"/>
    </style:style>
    <style:style style:name="T8" style:family="text">
      <style:text-properties fo:font-weight="normal" officeooo:rsid="001d4885" style:font-weight-asian="normal" style:font-weight-complex="normal"/>
    </style:style>
    <style:style style:name="T9" style:family="text">
      <style:text-properties fo:font-weight="normal" officeooo:rsid="001efd28" style:font-weight-asian="normal" style:font-weight-complex="normal"/>
    </style:style>
    <style:style style:name="T10" style:family="text">
      <style:text-properties officeooo:rsid="001efd28"/>
    </style:style>
    <style:style style:name="T11" style:family="text">
      <style:text-properties style:text-underline-style="solid" style:text-underline-width="auto" style:text-underline-color="font-color" officeooo:rsid="001efd28"/>
    </style:style>
    <style:style style:name="T12" style:family="text">
      <style:text-properties style:text-underline-style="none" officeooo:rsid="001efd28"/>
    </style:style>
    <style:style style:name="T13" style:family="text">
      <style:text-properties style:text-underline-style="none" fo:font-weight="normal" officeooo:rsid="001efd28" style:font-weight-asian="normal" style:font-weight-complex="normal"/>
    </style:style>
    <style:style style:name="T14" style:family="text">
      <style:text-properties style:text-underline-style="none" fo:font-weight="normal" officeooo:rsid="002075e8" style:font-weight-asian="normal" style:font-weight-complex="normal"/>
    </style:style>
    <style:style style:name="T15" style:family="text">
      <style:text-properties style:text-underline-style="none" officeooo:rsid="002075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eliminar a dupla cobrança da TEC → bens importados de terceiros países por um Estado-parte serão considerados, a partir daí, <text:span text:style-name="T1">originários do MERCOSUL</text:span><text:span text:style-name="T3">.</text:span></text:p>
      <text:list xml:id="list2941418413" text:style-name="L2">
        <text:list-item>
          <text:p text:style-name="P5"><text:span text:style-name="T3">Ainda depende da entrada em vigor do Código Aduaneiro do MERCOSUL.</text:span></text:p>
        </text:list-item>
      </text:list>
      <text:p text:style-name="P1"><text:span text:style-name="T3"/></text:p>
      <text:p text:style-name="P2"><text:span text:style-name="T3">Receberão tratamento de bens originários do MERCOSUL (p/ fins de circulação intra-bloco ou incorporação em processos produtivos) após a importação de terceiros países:</text:span></text:p>
      <text:list xml:id="list1018136485" text:style-name="L1">
        <text:list-item>
          <text:p text:style-name="P3"><text:span text:style-name="T3">bens com TEC 0%;</text:span></text:p>
        </text:list-item>
        <text:list-item>
          <text:p text:style-name="P3"><text:span text:style-name="T3">bens com margem de 100% de preferência sobre a TEC.</text:span></text:p>
        </text:list-item>
      </text:list>
      <text:p text:style-name="P4"><text:span text:style-name="T3">Esses bens farão jus ao </text:span><text:span text:style-name="T1">Certificado de Cumprimento da Política Tarifária Comum</text:span><text:span text:style-name="T3"> (CPTM).</text:span></text:p>
      <text:p text:style-name="P4"><text:span text:style-name="T3"/></text:p>
      <text:p text:style-name="P6"><text:span text:style-name="T3">Código Aduaneiro do MERCOSUL → ainda está pendente de ratificação dos Estados-parte.</text:span></text:p>
      <text:p text:style-name="P6"><text:span text:style-name="T3"/></text:p>
      <text:p text:style-name="P7"><text:span text:style-name="T3">Protocolo de Ushuaia → cláusula democrática.</text:span></text:p>
      <text:p text:style-name="P6"><text:span text:style-name="T3"/></text:p>
      <text:p text:style-name="P7"><text:span text:style-name="T3">Protocolo da Defesa da Concorrência → assegurar o livre acesso ao mercado e a distribuição equilibrada dos benefícios da integração regional.</text:span></text:p>
      <text:p text:style-name="P7"><text:span text:style-name="T3"/></text:p>
      <text:p text:style-name="P8"><text:span text:style-name="T3">Sistema de Pagamentos em Moeda Local (SML) → certas trocas comerciais </text:span><text:span text:style-name="T1">intra</text:span><text:span text:style-name="T3">-MERCOSUL podem ser realizadas em moedas locais.</text:span></text:p>
      <text:list xml:id="list1333549130" text:style-name="L3">
        <text:list-item>
          <text:p text:style-name="P9"><text:span text:style-name="T3">SML BR-AR → em vigor;</text:span></text:p>
        </text:list-item>
        <text:list-item>
          <text:p text:style-name="P9"><text:span text:style-name="T3">SML BR-UR → em vigor;</text:span></text:p>
        </text:list-item>
        <text:list-item>
          <text:p text:style-name="P9"><text:span text:style-name="T3">SML BR-PY → pendente de regulamentação.</text:span></text:p>
        </text:list-item>
      </text:list>
      <text:p text:style-name="P10"><text:span text:style-name="T3"/></text:p>
      <text:p text:style-name="P11"><text:span text:style-name="T3">Fundo para Convergência Estrutural (FOCEM) → </text:span><text:span text:style-name="T4">fundo de contribuições </text:span><text:span text:style-name="T2">não reembolsáveis</text:span><text:span text:style-name="T4"> dos Estados-partes para o </text:span><text:span text:style-name="T3">financiamento de projetos de infraestrutura das economias menores e das regiões menos favorecidas do MERCOSUL.</text:span></text:p>
      <text:p text:style-name="P11"><text:span text:style-name="T3"/></text:p>
      <text:p text:style-name="P12">Não<text:span text:style-name="T3"> há relação hierárquica entre os acordos celebrados no âmbito da OMC e os acordos celebrados no âmbito do MERCOSUL.</text:span></text:p>
      <text:p text:style-name="P12"><text:span text:style-name="T3"/></text:p>
      <text:p text:style-name="P13"><text:span text:style-name="T3">O MERCOSUL já adotou </text:span><text:span text:style-name="T5">regulamento para</text:span><text:span text:style-name="T3"> </text:span>medidas de salvaguarda<text:span text:style-name="T3"> </text:span><text:span text:style-name="T6">às importações de terceiros países.</text:span></text:p>
      <text:p text:style-name="P13"><text:span text:style-name="T6"/></text:p>
      <text:p text:style-name="P14">Cada<text:span text:style-name="T3"> país pode alterar em até </text:span>20%<text:span text:style-name="T3"> a cada </text:span>6 meses<text:span text:style-name="T3"> os produtos de sua </text:span>Lista de Exceções à TEC<text:span text:style-name="T3">.</text:span></text:p>
      <text:p text:style-name="P14"><text:span text:style-name="T3"/></text:p>
      <text:p text:style-name="P15"><text:span text:style-name="T3">Proteção à indústria nascente </text:span>não<text:span text:style-name="T3"> é justificativa válida para que países do MERCOSUL mantenham produtos com exceções à TEC.</text:span></text:p>
      <text:p text:style-name="P15"><text:span text:style-name="T3"/></text:p>
      <text:p text:style-name="P16"><text:span text:style-name="T3">O MERCOSUL tem como objetivo estabelecer um “Regime Comum de Importação de bens de capital não produzidos no MERCOSUL”.</text:span></text:p>
      <text:p text:style-name="P16"><text:span text:style-name="T3"/></text:p>
      <text:p text:style-name="P17"><text:span text:style-name="T3">Produto </text:span>originário<text:span text:style-name="T3"> do país X → aquele que foi </text:span>fabricado<text:span text:style-name="T3"> no país X.</text:span></text:p>
      <text:p text:style-name="P17"><text:span text:style-name="T3">Produto </text:span>procedente<text:span text:style-name="T3"> do país Y → aquele que foi </text:span>importado<text:span text:style-name="T3"> do país Y.</text:span></text:p>
      <text:p text:style-name="P17"><text:span text:style-name="T3"/></text:p>
      <text:p text:style-name="P18"><text:span text:style-name="T3">Regras de origem:</text:span></text:p>
      <text:list xml:id="list4019458277" text:style-name="L4">
        <text:list-item>
          <text:p text:style-name="P19">não preferenciais → <text:span text:style-name="T3">de aplicação geral, independentemente de qualquer acordo comercial;</text:span></text:p>
        </text:list-item>
        <text:list-item>
          <text:p text:style-name="P19">preferenciais<text:span text:style-name="T3"> → </text:span><text:span text:style-name="T7">de aplicação em acordos regionais/preferenciais.</text:span></text:p>
        </text:list-item>
      </text:list>
      <text:p text:style-name="P18"><text:span text:style-name="T7"/></text:p>
      <text:p text:style-name="P20"><text:span text:style-name="T7">R</text:span><text:span text:style-name="T3">equisitos de origem → podem ser </text:span>gerais<text:span text:style-name="T3"> ou </text:span>específicos<text:span text:style-name="T3">.</text:span></text:p>
      <text:p text:style-name="P20"><text:soft-page-break/><text:span text:style-name="T3"/></text:p>
      <text:p text:style-name="P20"><text:span text:style-name="T3">Requisitos de origem </text:span>genéricos<text:span text:style-name="T3">:</text:span></text:p>
      <text:list xml:id="list949584262" text:style-name="L6">
        <text:list-item>
          <text:p text:style-name="P21"><text:span text:style-name="T3">integralmente obtido/produzido em Estado-parte quando usado </text:span>exclusivamente<text:span text:style-name="T3"> materiais originários dos Estados-parte;</text:span></text:p>
        </text:list-item>
        <text:list-item>
          <text:p text:style-name="P22"><text:span text:style-name="T3">transformação substancial (salto tarifário);</text:span></text:p>
          <text:list>
            <text:list-item>
              <text:p text:style-name="P22"><text:span text:style-name="T3">também considera-se que ocorre o salto tarifário quando o total do material não originário do MERCOSUL tem CIF &lt; 10% do FOB do produto exportado;</text:span></text:p>
            </text:list-item>
          </text:list>
        </text:list-item>
        <text:list-item>
          <text:p text:style-name="P23"><text:span text:style-name="T3">mesmo sem salto tarifário conta com </text:span>60% de valor agregado regional<text:span text:style-name="T3"> (CIF do não originário &lt; 40% do FOB da mercadoria produzida);</text:span></text:p>
          <text:list>
            <text:list-item>
              <text:p text:style-name="P24"><text:span text:style-name="T3">PY → 40% de valor agregado </text:span><text:span text:style-name="T8">regional </text:span><text:span text:style-name="T3">(CIF &lt; 60% do FOB);</text:span></text:p>
            </text:list-item>
            <text:list-item>
              <text:p text:style-name="P25"><text:span text:style-name="T3">UR:</text:span></text:p>
              <text:list>
                <text:list-item>
                  <text:p text:style-name="P25"><text:span text:style-name="T3">até 2021 → 50% de valor agregado regional (CIF &lt; 50% do FOB);</text:span></text:p>
                </text:list-item>
                <text:list-item>
                  <text:p text:style-name="P25"><text:span text:style-name="T3">a partir de 2022 → 55% de valor agregado regional (CIF &lt; 45% do FOB);</text:span></text:p>
                </text:list-item>
              </text:list>
            </text:list-item>
            <text:list-item>
              <text:p text:style-name="P25"><text:span text:style-name="T3">exportação AR→ UR:</text:span></text:p>
              <text:list>
                <text:list-item>
                  <text:p text:style-name="P25"><text:span text:style-name="T3">até 2021 → 50% de valor agregado regional (CIF &lt; 50% do FOB);</text:span></text:p>
                </text:list-item>
                <text:list-item>
                  <text:p text:style-name="P26"><text:span text:style-name="T3">a partir de 2022 → 55% de valor agregado regional (CIF &lt; 45% do FOB).</text:span></text:p>
                </text:list-item>
              </text:list>
            </text:list-item>
          </text:list>
        </text:list-item>
      </text:list>
      <text:p text:style-name="P27"><text:span text:style-name="T3"/></text:p>
      <text:p text:style-name="P28"><text:span text:style-name="T9">Requisitos </text:span><text:span text:style-name="T10">específicos </text:span><text:span text:style-name="T11">prevalecem</text:span><text:span text:style-name="T12"> </text:span><text:span text:style-name="T13">sobre os genéricos.</text:span></text:p>
      <text:p text:style-name="P28"><text:span text:style-name="T13"/></text:p>
      <text:p text:style-name="P28"><text:span text:style-name="T14">Os requisitos </text:span><text:span text:style-name="T15">específicos não</text:span><text:span text:style-name="T14"> existem para todos os bens.</text:span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09T19:03:22.375000000</dc:date>
    <meta:editing-duration>PT1H3M24S</meta:editing-duration>
    <meta:editing-cycles>32</meta:editing-cycles>
    <meta:document-statistic meta:table-count="0" meta:image-count="0" meta:object-count="0" meta:page-count="2" meta:paragraph-count="39" meta:word-count="508" meta:character-count="3067" meta:non-whitespace-character-count="2616"/>
  </office:meta>
</office:document-meta>
</file>